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officeooo:rsid="000a14f6"/>
    </style:style>
    <style:style style:name="T106" style:family="text">
      <style:text-properties officeooo:rsid="005714b7"/>
    </style:style>
    <style:style style:name="T107" style:family="text">
      <style:text-properties officeooo:rsid="00880dbe"/>
    </style:style>
    <style:style style:name="T108" style:family="text">
      <style:text-properties officeooo:rsid="007c6d62"/>
    </style:style>
    <style:style style:name="T109" style:family="text">
      <style:text-properties officeooo:rsid="01e21ff5"/>
    </style:style>
    <style:style style:name="T110" style:family="text">
      <style:text-properties officeooo:rsid="0233449b"/>
    </style:style>
    <style:style style:name="T111" style:family="text">
      <style:text-properties officeooo:rsid="02317916"/>
    </style:style>
    <style:style style:name="T112" style:family="text">
      <style:text-properties officeooo:rsid="0063a409"/>
    </style:style>
    <style:style style:name="T113" style:family="text">
      <style:text-properties officeooo:rsid="034a2232"/>
    </style:style>
    <style:style style:name="T114" style:family="text">
      <style:text-properties officeooo:rsid="0387836c"/>
    </style:style>
    <style:style style:name="T115" style:family="text">
      <style:text-properties officeooo:rsid="03b4652d"/>
    </style:style>
    <style:style style:name="T116" style:family="text">
      <style:text-properties officeooo:rsid="03b75219"/>
    </style:style>
    <style:style style:name="T117" style:family="text">
      <style:text-properties officeooo:rsid="023d18e5"/>
    </style:style>
    <style:style style:name="T118" style:family="text">
      <style:text-properties officeooo:rsid="00836784"/>
    </style:style>
    <style:style style:name="T119" style:family="text">
      <style:text-properties officeooo:rsid="036e9576"/>
    </style:style>
    <style:style style:name="T120" style:family="text">
      <style:text-properties officeooo:rsid="04701b83"/>
    </style:style>
    <style:style style:name="T121" style:family="text">
      <style:text-properties style:font-name="EB Garamond 12 All SC" fo:font-style="normal" officeooo:rsid="048eb019" style:font-style-asian="normal" style:font-style-complex="normal"/>
    </style:style>
    <style:style style:name="T122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5">Esser-</text:span>Skala, 201<text:span text:style-name="T120">9</text:span></text:p>
      <text:p text:style-name="P21"/>
      <text:p text:style-name="P21"/>
      <text:p text:style-name="P15">© 201<text:span text:style-name="T120">9</text:span> by Wolfgang <text:span text:style-name="T115">Esser-</text:span>Skala. This edition is licensed under the<text:span text:style-name="T113"><text:line-break/></text:span>Creative Commons Attribution<text:span text:style-name="T107">-NonCommercial-ShareAlike</text:span> 4.0 International License.<text:span text:style-name="T113"><text:line-break/></text:span>To view a copy of this license, visit http://creativecommons.org/licenses/by<text:span text:style-name="T108">-nc-sa</text:span>/4.0/.</text:p>
      <text:p text:style-name="P14"/>
      <text:p text:style-name="P16">Music engraving by LilyPond 2.18.0 (http://www.lilypond.org).<text:span text:style-name="T106"><text:line-break/>Front matter</text:span> typeset with EB Garamond (http://www.georgduffner.at/ebgaramond).</text:p>
      <text:p text:style-name="P21"/>
      <text:p text:style-name="P13">First <text:span text:style-name="T109">version</text:span>, <text:span text:style-name="T120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1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0">10</text:span>).</text:p>
      <text:p text:style-name="P3"/>
      <text:p text:style-name="P4">In general, this edition closely follows the <text:span text:style-name="T114">manuscript</text:span>. Any changes <text:span text:style-name="T10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17"> cor, horn; Ms, manuscript; o</text:span>rg, basses and organ; <text:span text:style-name="T117">r, rest;</text:span> T<text:span text:style-name="T118">, </text:span>tenor; <text:span text:style-name="T119">tr, trumpet; vl</text:span>, violin;<text:span text:style-name="T119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1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22">c r e d o</text:span></text:p>
      <text:p text:style-name="P7"/>
      <text:p text:style-name="P11"><text:span text:style-name="T6">Bar<text:tab/>Staff<text:tab/>Note</text:span><text:span text:style-name="T10"><text:tab/></text:span><text:span text:style-name="T11">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4"><text:line-break/>48<text:tab/>vl 1<text:tab/>5th sixteenth in Ms: cis″16</text:span></text:p>
      <text:p text:style-name="P20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11">wolfgang</text:span> (at) <text:span text:style-name="T110">esser-skala</text:span>.at<text:span text:style-name="T111"> or create an issue or pull </text:span><text:soft-page-break/><text:span text:style-name="T111">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15">Esser-</text:span>Skala</text:p>
      <text:p text:style-name="P28"/>
      <text:p text:style-name="P25"><text:span text:style-name="T113"><text:line-break/></text:span>C O N T E N T S</text:p>
      <text:p text:style-name="P18"/>
      <text:p text:style-name="P17"/>
      <text:p text:style-name="P19"><text:span text:style-name="T3">Kyrie</text:span><text:span text:style-name="T116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7T21:05:24.605545692</dc:date>
    <dc:creator>Wolfgang Skala</dc:creator>
    <meta:editing-duration>P12DT11H34M17S</meta:editing-duration>
    <meta:editing-cycles>1150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024" meta:character-count="4879" meta:non-whitespace-character-count="3876"/>
  </office:meta>
</office:document-meta>
</file>